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9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9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9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9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9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9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9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9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bullet text:level="2" text:style-name="WW_CharLFO17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7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7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7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7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7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7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7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font-size="20pt" style:font-size-asian="20pt" style:font-size-complex="20pt"/>
    </style:style>
    <style:style style:name="P18" style:parent-style-name="Normal" style:family="paragraph">
      <style:text-properties fo:font-weight="bold" style:font-weight-asian="bold" style:font-weight-complex="bold" fo:font-size="14pt" style:font-size-asian="14pt" style:font-size-complex="14pt"/>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weight="bold" style:font-weight-asian="bold" fo:language="en" fo:country="US"/>
    </style:style>
    <style:style style:name="T25" style:parent-style-name="DefaultParagraphFont" style:family="text">
      <style:text-properties fo:language="en" fo:country="US"/>
    </style:style>
    <style:style style:name="P26" style:parent-style-name="Normal" style:family="paragraph">
      <style:paragraph-properties fo:break-before="page"/>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P37" style:parent-style-name="ListParagraph" style:family="paragraph"/>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P40" style:parent-style-name="ListParagraph" style:family="paragraph"/>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P44" style:parent-style-name="ListParagraph" style:family="paragraph"/>
    <style:style style:name="T45" style:parent-style-name="DefaultParagraphFont" style:family="text">
      <style:text-properties fo:font-weight="bold" style:font-weight-asian="bold"/>
    </style:style>
    <style:style style:name="P46" style:parent-style-name="ListParagraph" style:family="paragraph"/>
    <style:style style:name="P47" style:parent-style-name="ListParagraph" style:family="paragraph"/>
    <style:style style:name="P48" style:parent-style-name="ListParagraph" style:family="paragraph"/>
    <style:style style:name="T49" style:parent-style-name="DefaultParagraphFont" style:family="text">
      <style:text-properties fo:font-weight="bold" style:font-weight-asian="bold" style:font-weight-complex="bold"/>
    </style:style>
    <style:style style:name="P50" style:parent-style-name="ListParagraph" style:family="paragraph"/>
    <style:style style:name="P51" style:parent-style-name="ListParagraph" style:family="paragraph"/>
    <style:style style:name="T52" style:parent-style-name="DefaultParagraphFont" style:family="text">
      <style:text-properties style:font-weight-complex="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P55" style:parent-style-name="ListParagraph" style:family="paragraph"/>
    <style:style style:name="T56" style:parent-style-name="DefaultParagraphFont" style:family="text">
      <style:text-properties style:font-weight-complex="bold"/>
    </style:style>
    <style:style style:name="P57" style:parent-style-name="ListParagraph" style:family="paragraph"/>
    <style:style style:name="P58" style:parent-style-name="ListParagraph" style:family="paragraph"/>
    <style:style style:name="P59" style:parent-style-name="ListParagraph" style:family="paragraph"/>
    <style:style style:name="T60" style:parent-style-name="DefaultParagraphFont" style:family="text">
      <style:text-properties fo:font-weight="bold" style:font-weight-asian="bold" style:font-weight-complex="bold"/>
    </style:style>
    <style:style style:name="P61" style:parent-style-name="ListParagraph" style:family="paragraph"/>
    <style:style style:name="T62" style:parent-style-name="DefaultParagraphFont" style:family="text">
      <style:text-properties fo:font-weight="bold" style:font-weight-asian="bold"/>
    </style:style>
    <style:style style:name="P63" style:parent-style-name="ListParagraph" style:family="paragraph"/>
    <style:style style:name="P64" style:parent-style-name="ListParagraph" style:family="paragraph"/>
    <style:style style:name="P65" style:parent-style-name="Normal" style:family="paragraph">
      <style:paragraph-properties fo:margin-left="1in">
        <style:tab-stops/>
      </style:paragraph-properties>
    </style:style>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Normal" style:family="paragraph">
      <style:paragraph-properties fo:margin-bottom="0in" fo:margin-left="1in">
        <style:tab-stops/>
      </style:paragraph-properties>
    </style:style>
    <style:style style:name="P71" style:parent-style-name="Normal" style:family="paragraph">
      <style:paragraph-properties fo:margin-bottom="0in" fo:margin-left="1in">
        <style:tab-stops/>
      </style:paragraph-properties>
    </style:style>
    <style:style style:name="P72" style:parent-style-name="Normal" style:family="paragraph">
      <style:paragraph-properties fo:margin-bottom="0in" fo:margin-left="1in">
        <style:tab-stops/>
      </style:paragraph-properties>
    </style:style>
    <style:style style:name="P73" style:parent-style-name="Normal" style:family="paragraph">
      <style:paragraph-properties fo:margin-bottom="0in" fo:margin-left="1in">
        <style:tab-stops/>
      </style:paragraph-properties>
    </style:style>
    <style:style style:name="P74" style:parent-style-name="Normal" style:family="paragraph">
      <style:paragraph-properties fo:margin-bottom="0in" fo:margin-left="1in">
        <style:tab-stops/>
      </style:paragraph-properties>
    </style:style>
    <style:style style:name="P75" style:parent-style-name="ListParagraph" style:family="paragraph"/>
    <style:style style:name="P76" style:parent-style-name="ListParagraph" style:family="paragraph"/>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Normal" style:family="paragraph">
      <style:text-properties fo:font-weight="bold" style:font-weight-asian="bold"/>
    </style:style>
  </office:automatic-styles>
  <office:body>
    <office:text text:use-soft-page-breaks="true">
      <text:p text:style-name="P1">Multimedia<text:s/>Authoring<text:s/>using<text:s/>Bootstrap,<text:s/>HTML 5, CSS &amp; JS</text:p>
      <text:p text:style-name="P18">Aim: To<text:s/>consolidate<text:s/>the basics of creating<text:s/>media-rich and dynamic<text:s/>web pages with HTML<text:s/>5, Cascading Style Sheets (CSS),<text:s/>JavaScript (JS)<text:s/>and Bootstrap, and to develop more advanced skills.<text:s/></text:p>
      <text:p text:style-name="Normal">In these practicals you will start with a skeleton web-based multimedia application that is built with Bootstrap and you will go through a series of exercises to add content to this application.<text:s/>Instructions are not<text:s/>detailed,<text:s/>and you will need to create your own code to implement what is asked for. You<text:s/>will<text:s/>need to consult learning resources as you proceed, and each other. The text here is written for someone who is a bit shaky on web pages and HTML etc, so we don’t leave anyone behind by starting too high. There is lots of scope for those of you who are more familiar with web tools to get more advanced more quickly. There are no checkpoints, or assessments associated with these sheets: they’re to help guide your learning.</text:p>
      <text:h text:style-name="Heading1" text:outline-level="1">Basic Introduction:<text:s/>HTML 5, CSS,<text:s/>JS<text:s/>and Bootstrap</text:h>
      <text:p text:style-name="Normal">HTML 5, Cascading Style Sheets (CSS) and JavaScript (JS) are used together to create web-based applications. As well as traditional web pages, many mobile apps are built using these technologies. In these<text:s/>practical sessions<text:s/>you will gain some experience in how they can be used to create dynamic, media-rich web applications.</text:p>
      <text:p text:style-name="Normal"><text:span text:style-name="T19">HTML 5</text:span><text:s/>is the latest version of the HyperText Markup Language (HTML) that is used to specify the structure and content of web pages.</text:p>
      <text:p text:style-name="Normal"><text:span text:style-name="T20">CSS</text:span><text:s/>is a separate computer language for specifying the style and layout of web pages.</text:p>
      <text:p text:style-name="Normal"><text:span text:style-name="T21">JS</text:span><text:s/>is a fully-fledged programming language that can be executed by web browsers. It is used in many ways, but particularly to add functions for reacting to events, such as button clicks and data entry in forms, to perform any needed calculations, and to alter dynamically the HTML and CSS of a page to change<text:s/>its content, presentation and layout.</text:p>
      <text:p text:style-name="Normal"><text:span text:style-name="T22">Bootstrap</text:span><text:s/>is a framework that provides pre-built components, using HTML, CSS and JS, for use in creating sophisticated web pages.<text:s/>Its CSS classes are designed to work seamlessly from large screens down to mobile phone screens, resizing and repositioning components as appropriate for the current screen size.</text:p>
      <text:h text:style-name="Heading2" text:outline-level="2">Resources</text:h>
      <text:p text:style-name="Normal">To learn more and to complete the more advanced parts of this practical you should consult the<text:s/><text:span text:style-name="T23">W3Schools</text:span><text:s/>tutorials<text:s/>and references<text:s/>on HTML, CSS,<text:s/>JS<text:s/>and Bootstrap<text:s/>at<text:s/><text:span text:style-name="T24">http://www.w3schools.com/</text:span><text:span text:style-name="T25"><text:s text:c="2"/></text:span></text:p>
      <text:p text:style-name="P26"/>
      <text:h text:style-name="Heading1" text:outline-level="1">Introduction to Our Multimedia<text:s/>Web<text:s/>Application</text:h>
      <text:p text:style-name="Normal">Is this a web page or a multimedia application? They look pretty similar nowadays, and we will use the terms interchangeably. Our basic<text:s/>web page<text:s/>will<text:s/>contain different screens that are accessed by buttons. Each<text:s/>screen<text:s/>will give<text:s/>an example of different<text:s/>Bootstrap elements.<text:s/>There are some ideas below, but you are encouraged to be creative and explore other options.<text:s/>The skills learnt here will be employed in the module assignment.</text:p>
      <text:h text:style-name="Heading2" text:outline-level="2">Preparatory work</text:h>
      <text:p text:style-name="Normal">Starter files for this practical session are in the<text:s/><text:span text:style-name="T27">Web</text:span><text:span text:style-name="T28">MM</text:span><text:s/>ZIP<text:s/>file<text:s/>on the<text:s/>week 1 Multimedia materials page<text:s/>on<text:s/><text:span text:style-name="T29">Canvas</text:span>.<text:s/>Download this file to somewhere convenient in your file space and unzip it.</text:p>
      <text:p text:style-name="Normal">Development<text:s/>tools: choose what you like to use.<text:s/>A fully-fledged IDE such as<text:s/><text:span text:style-name="T30">Netbeans</text:span><text:s/>or<text:s/><text:span text:style-name="T31">Eclipse</text:span>: these tools make it easier to keep track of files in single projects, and provide useful editing features, such as code completion.<text:s/><text:span text:style-name="T32">TextPad</text:span><text:s/>is a fairly intuitive text editor, and provides syntax colouring.<text:s/>To view your application and to<text:s/><text:span text:style-name="T33">debug</text:span><text:s/>it, you need to display it in a web browser, such as<text:s/><text:span text:style-name="T34">Chrome</text:span><text:s/>or<text:s/><text:span text:style-name="T35">Firefox</text:span>.<text:s/>The<text:s/><text:span text:style-name="T36">developer tools</text:span><text:s/>in these browsers will help you to debug your code, particularly your Javascript, by enabling you to set breakpoints and watch variable values.</text:p>
      <text:h text:style-name="Heading3" text:outline-level="3">To start things off:</text:h>
      <text:list text:style-name="LFO27" text:continue-numbering="true">
        <text:list-item>
          <text:p text:style-name="P37">Open your<text:s/>copy of the<text:s/><text:span text:style-name="T38">Web</text:span><text:span text:style-name="T39">MM</text:span><text:s/>folder.<text:s/>You<text:s/>will see a<text:s/>couple of HTML<text:s/>files<text:s/>and a subfolder containing some media to use.</text:p>
        </text:list-item>
        <text:list-item>
          <text:p text:style-name="P40">Open<text:s/><text:span text:style-name="T41">MM</text:span><text:span text:style-name="T42">appBS</text:span><text:span text:style-name="T43">.html</text:span><text:s/>in the browser and your IDE. This is the basic starter file.<text:s/>JavaScript is used to change the content in the main panel when a new button is clicked (an alternative might be to display a whole new web page).</text:p>
        </text:list-item>
        <text:list-item>
          <text:p text:style-name="P44">Open<text:s/><text:span text:style-name="T45">MMappBSfin.html</text:span><text:s/>in the browser. This is a slightly more enhanced version.<text:s/>Check out<text:s/>briefly<text:s/>what there<text:s/>is<text:s/>by clicking each of the buttons in the left-hand menu in turn.<text:s/>You might like to leave this open in your web browser so you can refer back to it as you progress with building your own application.</text:p>
          <text:list text:continue-numbering="true">
            <text:list-item>
              <text:p text:style-name="P46">Note of course that this file contains code for all of the exercises given below, but you are strongly advised NOT to look at this unless you are really stuck. What you will build<text:s/>should not<text:s/>be an exact replica of this version, and you are encouraged to develop your own code (there will be more than one way to do<text:s/>some<text:s/>of the things you are asked for).</text:p>
            </text:list-item>
          </text:list>
        </text:list-item>
      </text:list>
      <text:p text:style-name="ListParagraph"/>
      <text:list text:style-name="LFO27" text:continue-numbering="true">
        <text:list-item>
          <text:p text:style-name="P47">Familiarise yourself with the basic code. How is the document constructed (scripts and divs)? What are the main components? How do these relate to what you see on the screen? How do styles affect the screen presentation? If you’re not sure, change some elements in a small way to experiment.</text:p>
        </text:list-item>
        <text:list-item>
          <text:p text:style-name="P48">Button operation is controlled using<text:s/><text:span text:style-name="T49">collapse.<text:s/></text:span>Make sure you understand what happens.</text:p>
        </text:list-item>
        <text:list-item>
          <text:p text:style-name="P50">Experiment with styling, to change the look of the<text:s/>paragraph text. Add more text if you want to play around with different styles for different paragraphs.</text:p>
        </text:list-item>
        <text:list-item>
          <text:p text:style-name="P51"><text:span text:style-name="T52">(Remember that you need to</text:span><text:span text:style-name="T53"><text:s/></text:span><text:span text:style-name="T54">Refresh</text:span><text:s/>the web page in<text:s/>your browser<text:s/>to see the change that you have made.)</text:p>
        </text:list-item>
        <text:list-item>
          <text:p text:style-name="P55"><text:span text:style-name="T56">Add a transition to a text element so that it responds to mouse hover.</text:span></text:p>
        </text:list-item>
      </text:list>
      <text:p text:style-name="Normal">Feel free to play with different<text:s/>CSS<text:s/>styles for this page before moving on to the next exercise.<text:s/></text:p>
      <text:h text:style-name="Heading1" text:outline-level="1">Slide show</text:h>
      <text:p text:style-name="Normal">Add a<text:s/>new scene, with its associated button, to our app: the slide show.</text:p>
      <text:list text:style-name="LFO27" text:continue-numbering="true">
        <text:list-item>
          <text:p text:style-name="P57">Add a new button for scene1 directly below the code for the scene0/Home button.</text:p>
        </text:list-item>
        <text:list-item>
          <text:p text:style-name="P58">Directly below the closing &lt;/div&gt; tag that finishes “scene0” (but before the &lt;/div&gt; that finishes the “stage”) create a new scene with ID “scene1”, following the template of the home screen<text:s/>(you could<text:s/>cut-and-paste the entire “scene0” &lt;div&gt;…&lt;/div&gt; and edit as needed.</text:p>
        </text:list-item>
        <text:list-item>
          <text:p text:style-name="P59">A slide show is nicely presented using the<text:s/><text:span text:style-name="T60">carousel</text:span><text:s/>component. See w3schools for the details. The Media folder contains three images: image1.jpg, image2.jpg, image3.jpg, but feel free to source your own images.</text:p>
        </text:list-item>
      </text:list>
      <text:p text:style-name="Normal">If things do not work as expected and you cannot work out why by looking at your code, you could try using the debugger in the Developer Tools of your browser.<text:s/>Again, please ask if you need help: use the Teams channel, or ask at the discussion sessions.</text:p>
      <text:h text:style-name="Heading1" text:outline-level="1">Video</text:h>
      <text:p text:style-name="Normal">HTML5 allows the easy inclusion of videos in web pages<text:s/>via the &lt;video&gt; element.<text:s/>The next screen you will build will display a short video clip and provide suitable user controls to play it.</text:p>
      <text:list text:style-name="LFO27" text:continue-numbering="true">
        <text:list-item>
          <text:p text:style-name="P61">Following the template for screens 0 and 1, create a new &lt;div&gt;<text:s/>with ID<text:s/>“<text:span text:style-name="T62">scene 2</text:span>”.<text:s/>Include a sensible &lt;h2&gt; heading and a single paragraph with a style that will centre its text.<text:s/></text:p>
        </text:list-item>
        <text:list-item>
          <text:p text:style-name="P63">A video clip is stored in the file “Media/LMFAO.mp4”. <text:s/>It is 423 pixels wide by 240 pixels high. Add<text:s/>a suitable &lt;video&gt; tag to the empty paragraph to include this video, using the “controls” attribute to give it user controls.<text:s/></text:p>
        </text:list-item>
        <text:list-item>
          <text:p text:style-name="P64">It is also possible<text:s/>to add your own buttons for user control.<text:s/>Give your<text:s/>&lt;video&gt;<text:s/>tag an<text:s/>ID<text:s/>by including<text:s/>the attribute id=”vid”. This allows us to refer to this tag by name.<text:s/>Create a new button for this scene by adding the following line after the paragraph containing the video:</text:p>
        </text:list-item>
      </text:list>
      <text:p text:style-name="P65">&lt;button onclick="document.getElementById('vid').play();"&gt;Play&lt;/button&gt;</text:p>
      <text:list text:style-name="LFO27" text:continue-numbering="true">
        <text:list-item>
          <text:p text:style-name="P66">Now, in a similar fashion, add buttons to pause and rewind the video and give them a try.</text:p>
        </text:list-item>
      </text:list>
      <text:h text:style-name="Heading1" text:outline-level="1">Canvas Graphics</text:h>
      <text:p text:style-name="Normal">You can create drawings directly in a web page, using the HTML5 Canvas object and JavaScript (JS) programming. This exercise provides<text:s/>an<text:s/>introduction to this approach to web graphics.<text:s/>Sometimes it’s useful to be able to sketch an animation rather than make a video.</text:p>
      <text:list text:style-name="LFO27" text:continue-numbering="true">
        <text:list-item>
          <text:p text:style-name="P67">Create a new “scene 3” with a heading as content, and an associated menu button, as you have done for the other scenes.</text:p>
        </text:list-item>
        <text:list-item>
          <text:p text:style-name="P68">Below the heading in this scene, create an HTML canvas with a suitable ID, a width of 400 pixels and a height of 280 pixels. You might like to give it a border too.</text:p>
        </text:list-item>
        <text:list-item>
          <text:p text:style-name="P69">Now after the end of the “scene 3” div, create a &lt;script&gt; element to which you will add JS code to draw to your canvas. It will probably start something like the following (depending on your canvas ID and what variable names you choose to use):</text:p>
        </text:list-item>
      </text:list>
      <text:p text:style-name="ListParagraph"/>
      <text:p text:style-name="P70">&lt;script&gt;</text:p>
      <text:p text:style-name="P71">var c = document.getElementById("myCanvas");</text:p>
      <text:p text:style-name="P72">var ctx = c.getContext("2d");</text:p>
      <text:p text:style-name="P73">ctx.fillStyle = "blue";</text:p>
      <text:p text:style-name="P74">&lt;/script&gt;</text:p>
      <text:list text:style-name="LFO27" text:continue-numbering="true">
        <text:list-item>
          <text:p text:style-name="P75">The exercise is to add code to draw<text:s/>a<text:s/>simple<text:s/>Scottish Saltire<text:s/>with some text: take a look at<text:s/>the<text:s/>finished application to see what we are aiming at.<text:s/>Add code to your script to achieve this (consulting appropriate &lt;canvas&gt; documentation<text:s/>(e.g. on W3Schools)<text:s/>as the need arises; and feel free to ask for help as well!)</text:p>
        </text:list-item>
      </text:list>
      <text:h text:style-name="Heading1" text:outline-level="1">Why not code directly in HTML5?</text:h>
      <text:p text:style-name="Normal">Web technologies are constantly evolving: tools that we used just five years ago are no longer relevant (this can make being a computer scientist / software engineer / web developer / data scientist / …. quite challenging).<text:s/></text:p>
      <text:p text:style-name="Normal">To get a feel for what you have gained in using Bootstrap, see this alternative web application which is built with<text:s/>HTML, CSS and JS.</text:p>
      <text:list text:style-name="LFO27" text:continue-numbering="true">
        <text:list-item>
          <text:p text:style-name="P76">Open<text:s/><text:span text:style-name="T77">MM</text:span><text:span text:style-name="T78">finalraw.</text:span><text:span text:style-name="T79">html</text:span><text:s/>in your favoured IDE and also in your browser.<text:s/>It has similar elements to those you’ve coded above. Notice that everything is done directly in HTML, CSS, or using JS and the jQuery library. (Now is a very good time to explore a bit about JQuery in the W3Schools site, if you are not familiar with it.)<text:s/></text:p>
        </text:list-item>
      </text:list>
      <text:p text:style-name="Normal">How much time do you think it would have taken to code this yourself directly? That’s why we use libraries! It’s also much easier to keep up with developments such as mobile-first, new technologies, and evolving styles and fashions in web development.</text:p>
      <text:p text:style-name="Normal">Close this file and feel relieved.</text:p>
      <text:p text:style-name="Normal"/>
      <text:h text:style-name="Heading2" text:outline-level="2">The<text:s/>Beginning</text:h>
      <text:p text:style-name="Normal">That’s<text:s/>the minimum. But there’s a lot more to learn, so keep playing and modifying<text:s/>to learn about other Bootstrap features.<text:s/>Be adventurous!</text:p>
      <text:p text:style-name="Normal">But…</text:p>
      <text:p text:style-name="P80">MAKE SURE YOU KEEP<text:s/>ALL OF<text:s/>THIS PRACTICAL WORK, AS YOU WILL RETURN TO IT LATER!!</text:p>
      <text:p text:style-name="Normal">In a later practical session you will add more buttons to this application that will demonstrate different techniques for adding animation to your web pag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style:contextual-spacing="true" fo:margin-bottom="0.2083in" fo:line-height="100%"/>
      <style:text-properties style:font-name="Cambria"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Cambria" style:font-name-asian="MS Gothic" style:font-name-complex="Times New Roman" fo:font-weight="bold" style:font-weight-asian="bold" style:font-weight-complex="bold"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fo:font-size="9pt" style:font-size-asian="9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9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9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9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9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9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9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9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9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bullet text:level="2" text:style-name="WW_CharLFO17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7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7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7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7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7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7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7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2638in" fo:page-height="11.6944in" style:print-orientation="portrait" fo:margin-top="0.5in" fo:margin-left="0.9847in" fo:margin-bottom="0.5in" fo:margin-right="0.979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center" style:position="3.134in"/>
          <style:tab-stop style:type="right" style:position="6.268in"/>
          <style:tab-stop style:type="right" style:position="6.3in"/>
        </style:tab-stops>
      </style:paragraph-properties>
    </style:style>
    <style:style style:name="T3" style:parent-style-name="DefaultParagraphFont" style:family="text">
      <style:text-properties fo:font-weight="bold" style:font-weight-asian="bold" fo:font-variant="small-caps"/>
    </style:style>
    <style:style style:name="T4" style:parent-style-name="DefaultParagraphFont" style:family="text">
      <style:text-properties fo:font-weight="bold" style:font-weight-asian="bold" fo:font-variant="small-caps"/>
    </style:style>
    <style:style style:name="T5" style:parent-style-name="DefaultParagraphFont" style:family="text">
      <style:text-properties fo:font-weight="bold" style:font-weight-asian="bold" fo:font-variant="small-caps"/>
    </style:style>
    <style:style style:name="T6" style:parent-style-name="DefaultParagraphFont" style:family="text">
      <style:text-properties fo:font-weight="bold" style:font-weight-asian="bold" fo:font-variant="small-caps"/>
    </style:style>
    <style:style style:name="T7" style:parent-style-name="DefaultParagraphFont" style:family="text">
      <style:text-properties fo:font-weight="bold" style:font-weight-asian="bold" fo:font-variant="small-caps"/>
    </style:style>
    <style:style style:name="T8" style:parent-style-name="DefaultParagraphFont" style:family="text">
      <style:text-properties fo:font-weight="bold" style:font-weight-asian="bold" fo:font-variant="small-caps"/>
    </style:style>
    <style:style style:name="T9" style:parent-style-name="DefaultParagraphFont" style:family="text">
      <style:text-properties fo:font-weight="bold" style:font-weight-asian="bold" fo:font-variant="small-caps"/>
    </style:style>
    <style:style style:name="T10" style:parent-style-name="DefaultParagraphFont" style:family="text">
      <style:text-properties fo:font-weight="bold" style:font-weight-asian="bold" fo:font-variant="small-caps"/>
    </style:style>
    <style:style style:name="T11" style:parent-style-name="DefaultParagraphFont" style:family="text">
      <style:text-properties fo:font-weight="bold" style:font-weight-asian="bold" fo:font-variant="small-caps"/>
    </style:style>
    <style:style style:name="T12" style:parent-style-name="DefaultParagraphFont" style:family="text">
      <style:text-properties fo:font-weight="bold" style:font-weight-asian="bold" fo:font-variant="small-caps"/>
    </style:style>
    <style:style style:name="T13" style:parent-style-name="DefaultParagraphFont" style:family="text">
      <style:text-properties fo:font-weight="bold" style:font-weight-asian="bold" fo:font-variant="small-caps"/>
    </style:style>
    <style:style style:name="T14" style:parent-style-name="DefaultParagraphFont" style:family="text">
      <style:text-properties fo:font-weight="bold" style:font-weight-asian="bold" fo:font-variant="small-caps"/>
    </style:style>
    <style:style style:name="T15" style:parent-style-name="DefaultParagraphFont" style:family="text">
      <style:text-properties fo:font-weight="bold" style:font-weight-asian="bold" fo:font-variant="small-caps"/>
    </style:style>
    <style:style style:name="T16" style:parent-style-name="DefaultParagraphFont" style:family="text">
      <style:text-properties fo:font-weight="bold" style:font-weight-asian="bold" fo:font-variant="small-caps"/>
    </style:style>
    <style:style style:name="T17" style:parent-style-name="DefaultParagraphFont" style:family="text">
      <style:text-properties fo:font-weight="bold" style:font-weight-asian="bold" fo:font-variant="small-caps"/>
    </style:style>
  </office:automatic-styles>
  <office:master-styles>
    <style:master-page style:name="MP0" style:page-layout-name="PL0">
      <style:header>
        <text:p text:style-name="P2"><text:span text:style-name="T3">CSCU9</text:span><text:span text:style-name="T4">X</text:span><text:span text:style-name="T5">5</text:span><text:span text:style-name="T6"><text:tab/></text:span><text:span text:style-name="T7"><text:tab/><text:s text:c="4"/></text:span><text:span text:style-name="T8">Autumn</text:span><text:span text:style-name="T9"><text:s/>20</text:span><text:span text:style-name="T10">2</text:span><text:span text:style-name="T11">2</text:span></text:p>
      </style:header>
      <style:footer>
        <text:p text:style-name="Footer"><text:span text:style-name="T12">Computing Science &amp; Mathematics, University of Stirling <text:s text:c="2"/></text:span><text:span text:style-name="T13"><text:tab/><text:s text:c="15"/></text:span><text:span text:style-name="T14">Page<text:s/></text:span><text:span text:style-name="T15"><text:page-number text:fixed="false">4</text:page-number></text:span><text:span text:style-name="T16"><text:s/>of<text:s/></text:span><text:span text:style-name="T17"><text:page-count>6</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uce Graham</meta:initial-creator>
    <dc:creator>Ahmed Saleh Ahmed  Al Marjibi</dc:creator>
    <meta:creation-date>2024-09-30T06:32:00Z</meta:creation-date>
    <dc:date>2024-09-30T06:32:00Z</dc:date>
    <meta:print-date>2018-09-11T15:56:00Z</meta:print-date>
    <meta:template xlink:href="Normal.dotm" xlink:type="simple"/>
    <meta:editing-cycles>9</meta:editing-cycles>
    <meta:editing-duration>PT0S</meta:editing-duration>
    <meta:user-defined meta:name="ContentTypeId">0x010100C157328531D0034DBEA0C418E46ECB4E</meta:user-defined>
    <meta:document-statistic meta:page-count="1" meta:paragraph-count="20" meta:word-count="1509" meta:character-count="10096" meta:row-count="71" meta:non-whitespace-character-count="8607"/>
  </office:meta>
</office:document-meta>
</file>